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10.5pt" style:text-underline-style="none" officeooo:rsid="001eca07" officeooo:paragraph-rsid="001eca07" style:font-size-asian="10.5pt" style:font-size-complex="10.5pt"/>
    </style:style>
    <style:style style:name="P2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01943e6" officeooo:paragraph-rsid="001943e6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016a6c5" officeooo:paragraph-rsid="0016a6c5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0184341" officeooo:paragraph-rsid="00184341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fo:font-size="13pt" style:text-underline-style="solid" style:text-underline-width="auto" style:text-underline-color="font-color" officeooo:rsid="0016a6c5" officeooo:paragraph-rsid="0016a6c5" style:font-size-asian="13pt" style:font-size-complex="13pt"/>
    </style:style>
    <style:style style:name="P6" style:family="paragraph" style:parent-style-name="Standard">
      <style:text-properties fo:font-size="13pt" fo:font-style="italic" style:text-underline-style="solid" style:text-underline-width="auto" style:text-underline-color="font-color" fo:font-weight="bold" officeooo:rsid="0016a6c5" officeooo:paragraph-rsid="0016a6c5" style:font-size-asian="13pt" style:font-style-asian="italic" style:font-weight-asian="bold" style:font-size-complex="13pt" style:font-style-complex="italic" style:font-weight-complex="bold"/>
    </style:style>
    <style:style style:name="P7" style:family="paragraph" style:parent-style-name="Standard">
      <style:text-properties fo:font-size="13pt" style:text-underline-style="none" officeooo:rsid="0016a6c5" officeooo:paragraph-rsid="0016a6c5" style:font-size-asian="13pt" style:font-size-complex="13pt"/>
    </style:style>
    <style:style style:name="P8" style:family="paragraph" style:parent-style-name="Standard">
      <style:text-properties fo:font-style="italic" fo:font-weight="bold" officeooo:rsid="0016a6c5" officeooo:paragraph-rsid="0016a6c5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fo:font-weight="bold" officeooo:rsid="001943e6" officeooo:paragraph-rsid="001943e6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fo:font-weight="bold" officeooo:rsid="001c66be" officeooo:paragraph-rsid="001c66be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fo:font-weight="bold" officeooo:rsid="001ec4a3" officeooo:paragraph-rsid="001ec4a3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style:text-underline-style="solid" style:text-underline-width="auto" style:text-underline-color="font-color" fo:font-weight="bold" officeooo:rsid="00184341" officeooo:paragraph-rsid="00184341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italic" style:text-underline-style="solid" style:text-underline-width="auto" style:text-underline-color="font-color" fo:font-weight="bold" officeooo:rsid="001943e6" officeooo:paragraph-rsid="001943e6" style:font-style-asian="italic" style:font-weight-asian="bold" style:font-style-complex="italic" style:font-weight-complex="bold"/>
    </style:style>
    <style:style style:name="P14" style:family="paragraph" style:parent-style-name="Standard">
      <style:text-properties officeooo:rsid="001943e6" officeooo:paragraph-rsid="001943e6"/>
    </style:style>
    <style:style style:name="P15" style:family="paragraph" style:parent-style-name="Standard">
      <style:text-properties officeooo:paragraph-rsid="001ec4a3"/>
    </style:style>
    <style:style style:name="P1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6a6c5" officeooo:paragraph-rsid="0016a6c5" style:font-size-asian="16pt" style:font-weight-asian="bold" style:font-size-complex="16pt" style:font-weight-complex="bold"/>
    </style:style>
    <style:style style:name="P17" style:family="paragraph" style:parent-style-name="Standard">
      <style:text-properties officeooo:rsid="0016a6c5" officeooo:paragraph-rsid="0016a6c5"/>
    </style:style>
    <style:style style:name="P18" style:family="paragraph" style:parent-style-name="Standard">
      <style:text-properties officeooo:rsid="00184341" officeooo:paragraph-rsid="00184341"/>
    </style:style>
    <style:style style:name="P19" style:family="paragraph" style:parent-style-name="Standard">
      <style:text-properties officeooo:rsid="00184341" officeooo:paragraph-rsid="00196409"/>
    </style:style>
    <style:style style:name="P20" style:family="paragraph" style:parent-style-name="Standard">
      <style:text-properties officeooo:paragraph-rsid="0016a6c5"/>
    </style:style>
    <style:style style:name="T1" style:family="text">
      <style:text-properties officeooo:rsid="0016a6c5"/>
    </style:style>
    <style:style style:name="T2" style:family="text">
      <style:text-properties fo:language="fr" fo:country="FR" officeooo:rsid="0016a6c5"/>
    </style:style>
    <style:style style:name="T3" style:family="text">
      <style:text-properties officeooo:rsid="00184341"/>
    </style:style>
    <style:style style:name="T4" style:family="text">
      <style:text-properties officeooo:rsid="001943e6"/>
    </style:style>
    <style:style style:name="T5" style:family="text">
      <style:text-properties officeooo:rsid="00196409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9" style:family="text">
      <style:text-properties fo:font-size="13pt" style:text-underline-style="solid" style:text-underline-width="auto" style:text-underline-color="font-color" officeooo:rsid="00184341" style:font-size-asian="13pt" style:font-size-complex="13pt"/>
    </style:style>
    <style:style style:name="T10" style:family="text">
      <style:text-properties fo:font-size="13pt" style:text-underline-style="solid" style:text-underline-width="auto" style:text-underline-color="font-color" officeooo:rsid="001bad72" style:font-size-asian="13pt" style:font-size-complex="13pt"/>
    </style:style>
    <style:style style:name="T11" style:family="text"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T12" style:family="text">
      <style:text-properties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8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84341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ec4a3" style:font-style-asian="normal" style:font-weight-asian="normal" style:font-style-complex="normal" style:font-weight-complex="normal"/>
    </style:style>
    <style:style style:name="T22" style:family="text">
      <style:text-properties officeooo:rsid="0019f256"/>
    </style:style>
    <style:style style:name="T23" style:family="text">
      <style:text-properties officeooo:rsid="001bad72"/>
    </style:style>
    <style:style style:name="T24" style:family="text">
      <style:text-properties officeooo:rsid="001c1d6b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01ec4a3"/>
    </style:style>
    <style:style style:name="T27" style:family="text">
      <style:text-properties officeooo:rsid="001f3761"/>
    </style:style>
    <style:style style:name="T28" style:family="text">
      <style:text-properties officeooo:rsid="00206705"/>
    </style:style>
    <style:style style:name="fr1" style:family="graphic" style:parent-style-name="Frame">
      <style:graphic-properties style:vertical-pos="middle" style:vertical-rel="paragraph" style:horizontal-pos="from-left" style:horizontal-rel="paragraph" fo:background-color="transparent" style:background-transparency="100%" draw:fill="solid" fo:padding="0.15cm" fo:border="0.99pt ridge #000000" style:shadow="#808080 0.18cm -0.18cm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6">Cahier des charges</text:p>
      <text:p text:style-name="P17"/>
      <text:p text:style-name="P17"/>
      <text:p text:style-name="P3"><text:s/>A - Introduction </text:p>
      <text:p text:style-name="P17"/>
      <text:p text:style-name="P19"><text:span text:style-name="T11">Intitulé du projet</text:span><text:span text:style-name="T12"> :</text:span><text:span text:style-name="T13"> </text:span>Développement d'une interface Web d'analyse de données épidémiologiques.</text:p>
      <text:p text:style-name="P17"/>
      <text:p text:style-name="P5"><text:span text:style-name="T16">Contexte</text:span><text:span text:style-name="T15"> :</text:span><text:span text:style-name="T13"> </text:span></text:p>
      <text:p text:style-name="P7"><text:tab/></text:p>
      <text:p text:style-name="P17">Le projet VSI (Veille Sanitaire Internationale CIRAD-INRA) à pour objectif de développer une <text:span text:style-name="T3">plate-forme</text:span> d'analyse de données collectées à partir de différentes sources d'actualité en santé animal, provenant du Web, dans le but de détecter précocement l'arrivée de maladie<text:span text:style-name="T3">s</text:span> émergentes.</text:p>
      <text:p text:style-name="P17"/>
      <text:p text:style-name="P6">Historique<text:span text:style-name="T13"> :</text:span></text:p>
      <text:p text:style-name="P17"/>
      <text:p text:style-name="P17">Un robot d'indexation utilisant des techniques de « Web scraping » a été développé avec pour objectif de récupérer de façon périodique les nouvelles dépêches d'actualité en santé animal et les stocker au sein d'une base de données</text:p>
      <text:p text:style-name="P17"/>
      <text:p text:style-name="P8"><text:span text:style-name="T8">Acteur</text:span><text:span text:style-name="T9">s</text:span><text:span text:style-name="T8"> du projet</text:span> :</text:p>
      <text:p text:style-name="P17"/>
      <text:p text:style-name="P20"><text:span text:style-name="T24">Maître d'</text:span><text:span text:style-name="T2">œuvre</text:span><text:span text:style-name="T1">/ Maître d'ouvrage : M. Jocelyn de Goër (informaticien INRA et doctorant au LIMOS). </text:span></text:p>
      <text:p text:style-name="P20"/>
      <text:p text:style-name="P18">Notre tuteur M.Jocelyn de Goër nous a délégué le travail tout en nous suivant chaques semaines.</text:p>
      <text:p text:style-name="P18"/>
      <text:p text:style-name="P18">Équipe : </text:p>
      <text:p text:style-name="P18"><text:tab/>- M. Thomas Filiol <text:span text:style-name="T22">(Étudiant en Licence Web à l'IUT de Clermont-Ferrand)</text:span></text:p>
      <text:p text:style-name="P18"><text:tab/>- M. Max Devaud <text:span text:style-name="T22">(Étudiant en Licence Web à l'IUT de Clermont-Ferrand)</text:span></text:p>
      <text:p text:style-name="P18"/>
      <text:p text:style-name="P18"/>
      <text:p text:style-name="P4">B - Description de la demande</text:p>
      <text:p text:style-name="P18"/>
      <text:p text:style-name="P12"><text:span text:style-name="T7">Objectifs du projet</text:span> :</text:p>
      <text:p text:style-name="P18"/>
      <text:p text:style-name="P18"><text:tab/>Développer une interface web <text:span text:style-name="T4">avec les technologies HTML, CSS, JavaScript, AJAX,PHP et mySQL </text:span>permettant au différents chercheur épidémiologiste de pouvoir exploiter une base de données de dépêches d'actualité.</text:p>
      <text:p text:style-name="P18"/>
      <text:p text:style-name="P13"><text:span text:style-name="T28">Fonctionnalités</text:span> du projet :</text:p>
      <text:p text:style-name="P14"><text:tab/></text:p>
      <text:p text:style-name="P14">l'interface <text:span text:style-name="T23">Web</text:span> devra intégrer les fonctionnalités suivantes : </text:p>
      <text:p text:style-name="P14"><text:tab/>- Paramétrer des URL utilisées par le robot d'indexation</text:p>
      <text:p text:style-name="P14"><text:tab/>- Permettre de consulter, modifier ou supprimer les différentes dépêches présentes dans la base de données</text:p>
      <text:p text:style-name="P14"><text:tab/>- Permettre de faire une recherche multicritère</text:p>
      <text:p text:style-name="P14"><text:soft-page-break/><text:tab/>- Affichage de statistiques descriptives</text:p>
      <text:p text:style-name="P14"/>
      <text:p text:style-name="P9"><text:span text:style-name="T8">Critère d'acceptabilité et de </text:span><text:span text:style-name="T10">réception</text:span> :</text:p>
      <text:p text:style-name="P14"><text:tab/></text:p>
      <text:p text:style-name="P14">Le produit rendu doit être fonctionnel <text:span text:style-name="T26">(c'est à dire que les fonctionnalités décrites précédemment </text:span><text:s/><text:span text:style-name="T26">doivent être réalisées) </text:span>et intuitif.</text:p>
      <text:p text:style-name="P18"/>
      <text:p text:style-name="P14"/>
      <text:p text:style-name="P14"/>
      <text:p text:style-name="P2">C - Contraintes</text:p>
      <text:p text:style-name="P14"/>
      <text:p text:style-name="P14"><text:span text:style-name="T11">Délais</text:span><text:span text:style-name="T16"> :</text:span> le produit e<text:span text:style-name="T23">s</text:span>t à rendre le <text:span text:style-name="T5">18 décembre 2015.</text:span></text:p>
      <text:p text:style-name="P14"/>
      <text:p text:style-name="P10"><text:span text:style-name="T6">Technique</text:span> : <text:span text:style-name="T19">Le produit est à développer dans un environnement Linux de préférence Ubuntu. </text:span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pan text:style-name="T19">Contacts</text:span></text:p>
      <text:p text:style-name="P11"/>
      <text:p text:style-name="P11"><text:span text:style-name="T19">M. Jocelyn de </text:span><text:span text:style-name="T20">Goër : </text:span><text:span text:style-name="T17">jgoer@clermont.inra.fr</text:span></text:p>
      <text:p text:style-name="P11"/>
      <text:p text:style-name="P15"><text:span text:style-name="T20">D</text:span><text:span text:style-name="T21">evaud Max : </text:span><text:bookmark text:name="OBJ_PREFIX_DWT275_com_zimbra_email"/><text:bookmark text:name="OBJ_PREFIX_DWT282_com_zimbra_email"/><text:span text:style-name="T18">max.devaud@etu.udamail.fr</text:span></text:p>
      <text:p text:style-name="P11"/>
      <text:p text:style-name="P11"><text:span text:style-name="T19">Filiol Thomas : </text:span><text:span text:style-name="T17">thomas.filiol@etu.udamail.fr</text:span></text:p>
      <text:p text:style-name="P11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10.5pt" style:text-underline-style="none" officeooo:rsid="001eca07" officeooo:paragraph-rsid="001eca07" style:font-size-asian="10.5pt" style:font-size-complex="10.5pt"/>
    </style:style>
    <style:style style:name="MT1" style:family="text">
      <style:text-properties fo:font-style="italic" fo:font-weight="bold" style:font-style-asian="italic" style:font-weight-asian="bold" style:font-style-complex="italic" style:font-weight-complex="bold"/>
    </style:style>
    <style:style style:name="Mfr1" style:family="graphic" style:parent-style-name="Frame">
      <style:graphic-properties style:vertical-pos="middle" style:vertical-rel="paragraph" style:horizontal-pos="from-left" style:horizontal-rel="paragraph" fo:background-color="transparent" style:background-transparency="100%" draw:fill="solid" fo:padding="0.15cm" fo:border="0.99pt ridge #000000" style:shadow="#808080 0.18cm -0.18cm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Cadre1" text:anchor-type="paragraph" svg:x="-0.071cm" svg:width="17.253cm" draw:z-index="0"><draw:text-box fo:min-height="1.109cm"><text:p text:style-name="MP1"><text:span text:style-name="MT1">Devaud Max – Filiol Thomas</text:span><text:tab/><text:span text:style-name="MT1">projet tutoré</text:span><text:tab/><text:span text:style-name="MT1">cahier des charges</text:span></text:p></draw:text-box></draw:frame><text:span text:style-name="MT1"/></text:p>
      </style:header>
      <style:footer>
        <text:p text:style-name="Footer"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07:59:02.139106601</meta:creation-date>
    <dc:date>2015-10-20T10:28:58.546514338</dc:date>
    <meta:editing-duration>PT39M57S</meta:editing-duration>
    <meta:editing-cycles>8</meta:editing-cycles>
    <meta:generator>LibreOffice/4.3.3.2$Linux_X86_64 LibreOffice_project/430m0$Build-2</meta:generator>
    <meta:document-statistic meta:table-count="0" meta:image-count="0" meta:object-count="0" meta:page-count="2" meta:paragraph-count="36" meta:word-count="326" meta:character-count="2166" meta:non-whitespace-character-count="1852"/>
  </office:meta>
</office:document-meta>
</file>